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5c49" officeooo:paragraph-rsid="00065c49" style:font-size-asian="12.25pt" style:font-size-complex="14pt"/>
    </style:style>
    <style:style style:name="P2" style:family="paragraph" style:parent-style-name="Standard">
      <style:text-properties fo:font-size="14pt" officeooo:rsid="0006af86" officeooo:paragraph-rsid="0006af86" style:font-size-asian="12.25pt" style:font-size-complex="14pt"/>
    </style:style>
    <style:style style:name="P3" style:family="paragraph" style:parent-style-name="Standard">
      <style:text-properties fo:font-size="14pt" officeooo:rsid="0006bceb" officeooo:paragraph-rsid="0006bceb" style:font-size-asian="12.25pt" style:font-size-complex="14pt"/>
    </style:style>
    <style:style style:name="P4" style:family="paragraph" style:parent-style-name="Standard">
      <style:text-properties fo:font-size="14pt" officeooo:rsid="00091e1b" officeooo:paragraph-rsid="00091e1b" style:font-size-asian="12.25pt" style:font-size-complex="14pt"/>
    </style:style>
    <style:style style:name="P5" style:family="paragraph" style:parent-style-name="Standard">
      <style:text-properties fo:font-size="14pt" officeooo:rsid="000c4d9d" officeooo:paragraph-rsid="000c4d9d" style:font-size-asian="12.25pt" style:font-size-complex="14pt"/>
    </style:style>
    <style:style style:name="T1" style:family="text">
      <style:text-properties officeooo:rsid="0006af86"/>
    </style:style>
    <style:style style:name="T2" style:family="text">
      <style:text-properties fo:color="#729fcf" loext:opacity="100%"/>
    </style:style>
    <style:style style:name="T3" style:family="text">
      <style:text-properties fo:color="#55308d" loext:opacity="100%"/>
    </style:style>
    <style:style style:name="T4" style:family="text">
      <style:text-properties officeooo:rsid="00087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are to create a project that will allow users to select a subject and the number of question they want to answer. </text:p>
      <text:p text:style-name="P1"/>
      <text:p text:style-name="P1">The API currently has questions for <text:span text:style-name="T1">Math and English.</text:span></text:p>
      <text:p text:style-name="P1"/>
      <text:p text:style-name="P2">How to consume the API?</text:p>
      <text:p text:style-name="P2"/>
      <text:p text:style-name="P3">API: <text:a xlink:type="simple" xlink:href="https://kit-question.glitch.me/" text:style-name="Internet_20_link" text:visited-style-name="Visited_20_Internet_20_Link">https://kit-question.glitch.me</text:a></text:p>
      <text:p text:style-name="P3">Endpoint:<text:span text:style-name="T2"> </text:span><text:span text:style-name="T3">/question</text:span></text:p>
      <text:p text:style-name="P3">Method: GET</text:p>
      <text:p text:style-name="P3">Parameters: Subject and Number</text:p>
      <text:p text:style-name="P3"/>
      <text:p text:style-name="P3">Example: Get three questions <text:span text:style-name="T4">in</text:span> Math</text:p>
      <text:p text:style-name="P4">Request:</text:p>
      <text:p text:style-name="P3"><text:a xlink:type="simple" xlink:href="https://kit-question.glitch.me/math/3" text:style-name="Internet_20_link" text:visited-style-name="Visited_20_Internet_20_Link">https://kit-question.glitch.me/math/3</text:a></text:p>
      <text:p text:style-name="P3"/>
      <text:p text:style-name="P4">Response:</text:p>
      <text:p text:style-name="P4">{</text:p>
      <text:p text:style-name="P4"><text:tab/>"status": 0,</text:p>
      <text:p text:style-name="P4"><text:tab/>"subject": "math",</text:p>
      <text:p text:style-name="P4"><text:tab/>"number_of_questions": "3",</text:p>
      <text:p text:style-name="P4"><text:tab/>"questions":{</text:p>
      <text:p text:style-name="P4"><text:tab/><text:tab/>"Q1":{</text:p>
      <text:p text:style-name="P4"><text:tab/><text:tab/><text:tab/>"question": "What is the answer for 2 + 2?",</text:p>
      <text:p text:style-name="P4"><text:tab/><text:tab/><text:tab/>"answer_options":{</text:p>
      <text:p text:style-name="P4"><text:tab/><text:tab/><text:tab/><text:tab/>"a": "3",</text:p>
      <text:p text:style-name="P4"><text:tab/><text:tab/><text:tab/><text:tab/>"b": "7",</text:p>
      <text:p text:style-name="P4"><text:tab/><text:tab/><text:tab/><text:tab/>"c": "2",</text:p>
      <text:p text:style-name="P4"><text:tab/><text:tab/><text:tab/><text:tab/>"d": "4"</text:p>
      <text:p text:style-name="P4"><text:tab/><text:tab/><text:tab/>},</text:p>
      <text:p text:style-name="P4"><text:tab/><text:tab/><text:tab/>"correct_answer": "d"</text:p>
      <text:p text:style-name="P4"><text:tab/><text:tab/>}</text:p>
      <text:p text:style-name="P4"><text:tab/>}</text:p>
      <text:p text:style-name="P5">}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16:43:02.313927464</meta:creation-date>
    <dc:date>2021-01-23T17:08:29.239871614</dc:date>
    <meta:editing-duration>PT25M22S</meta:editing-duration>
    <meta:editing-cycles>10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28" meta:word-count="89" meta:character-count="616" meta:non-whitespace-character-count="517"/>
  </office:meta>
</office:document-meta>
</file>